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responsable</text:p>
          </table:table-cell>
        </table:table-row>
        <table:table-row table:style-name="ro1">
          <table:table-cell office:value-type="string" calcext:value-type="string">
            <text:p>pre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responsable</text:p>
          </table:table-cell>
        </table:table-row>
        <table:table-row table:style-name="ro1">
          <table:table-cell office:value-type="string" calcext:value-type="string">
            <text:p>fonction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fonction du respons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6:35:21.805173040</meta:creation-date>
    <dc:date>2021-11-17T16:42:37.752497743</dc:date>
    <meta:editing-duration>PT7M18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